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Processor.Arguments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gumentsProcessor.argumentsToMatchers(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gumentsProcessor.isNullOrEmpty( 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rocessor.expandArgs( Mockito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Processor.expandVarArgs( final boolean isVarArgs , final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